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4.5299in" fo:margin-top="0in" fo:margin-bottom="0.1in" table:align="center"/>
    </style:style>
    <style:style style:name="Table1.A" style:family="table-column">
      <style:table-column-properties style:column-width="0.791in"/>
    </style:style>
    <style:style style:name="Table1.B" style:family="table-column">
      <style:table-column-properties style:column-width="3.7389in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fo:font-size="11pt"/>
    </style:style>
    <style:style style:name="P2" style:family="paragraph" style:parent-style-name="Code_20_end">
      <style:text-properties style:font-name="OpenSymbol" style:font-name-asian="OpenSymbol" style:font-name-complex="OpenSymbol"/>
    </style:style>
    <style:style style:name="P3" style:family="paragraph" style:parent-style-name="Code">
      <style:text-properties style:font-name="OpenSymbol" style:font-name-asian="OpenSymbol" style:font-name-complex="OpenSymbol"/>
    </style:style>
    <style:style style:name="T1" style:family="text">
      <style:text-properties style:text-position="super 58%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NU units program</text:p>
      <text:p text:style-name="Subtitle"><text:a xlink:type="simple" xlink:href="mailto:someonesdad1@gmail.com">someonesdad1@gmail.com</text:a> <text:s/>6 Jan 2011, updated 5 May 2012</text:p>
      <text:p text:style-name="Subtitle"/>
      <text:p text:style-name="Text_20_body"/>
      <text:p text:style-name="Text_20_body">Unit errors have cost lots of money and lives over the centuries. <text:s/>One well-known example is a Mars <text:a xlink:type="simple" xlink:href="http://en.wikipedia.org/wiki/Mars_Climate_Orbiter">spacecraft</text:a> worth hundreds of millions of dollars that was lost because of an embarrassing mistake with units. <text:s/></text:p>
      <text:p text:style-name="Text_20_body">The <text:a xlink:type="simple" xlink:href="http://www.gnu.org/software/units/">GNU units</text:a> program can help with unit conversion problems; it's a text-based program that runs in a console. <text:s/>I'll demonstrate a few of its features here. <text:s/>It's one of the most-used programs on my computer.</text:p>
      <text:p text:style-name="Text_20_body">I'll assume you can figure out how to get the program. <text:s/>You may have to do the usual configure/make dance to build it from scratch. <text:s/>If you're on a Windows computer, you can build it with the <text:a xlink:type="simple" xlink:href="http://www.mingw.org/">MinGW</text:a>/MSYS stuff or use a <text:a xlink:type="simple" xlink:href="http://www.cygwin.com/">cygwin</text:a> environment. <text:s/>There's a <text:a xlink:type="simple" xlink:href="http://gnuwin32.sourceforge.net/packages/units.htm">project</text:a> on SourceForge that claims to offer a Windows build, but I haven't tried it. <text:s/>There is a Java GUI version of the units program <text:a xlink:type="simple" xlink:href="http://units-in-java.sourceforge.net/">here</text:a>, but I haven't used it.</text:p>
      <text:p text:style-name="Text_20_body">The bread-and-butter functionality of the units program is to convert between conformable units of measure (the output you see here uses the <text:span text:style-name="Code">--verbose</text:span> option):</text:p>
      <text:p text:style-name="Code"><text:span text:style-name="Code">You have: 25.4 cm</text:span></text:p>
      <text:p text:style-name="Code"><text:span text:style-name="Code">You want: in</text:span></text:p>
      <text:p text:style-name="Code"><text:span text:style-name="Code"><text:s text:c="8"/>25.4 cm = 10 in</text:span></text:p>
      <text:p text:style-name="Code_20_end"><text:span text:style-name="Code"><text:s text:c="8"/>25.4 cm = (1 / 0.1) in</text:span></text:p>
      <text:p text:style-name="Text_20_body">Here, we entered <text:span text:style-name="Code">25.4 cm</text:span> and asked that it be converted to inches. <text:s/></text:p>
      <text:p text:style-name="Text_20_body">The second printed number is the inverse of the conversion. <text:s/>This is useful in some situations. <text:s/>For example, </text:p>
      <text:p text:style-name="Code">You have: grains</text:p>
      <text:p text:style-name="Code">You want: pounds</text:p>
      <text:p text:style-name="Code"><text:s text:c="8"/>grains = 0.00014285714 pounds</text:p>
      <text:p text:style-name="Code_20_end"><text:s text:c="8"/>grains = (1 / 7000) pounds</text:p>
      <text:p text:style-name="Text_20_body">(Note we entered just the unit, which implies a leading coefficient of unity.) <text:s/>This says that 0.14 millipounds is about one grain. <text:s/>The inverse relationship tells us that there are exactly 7000 grains in one pound. <text:s/>From here on, I'll leave out the inverse conversion. <text:s/>I read somewhere that someone <text:s/>once mistook a prescription written in grains (abbreviated gr) to mean a dose in grams. <text:s/>The medicine was a phenobarbital and the effects could be deadly because the patient could get 15 times the desired dose:</text:p>
      <text:p text:style-name="Code">You have: g</text:p>
      <text:p text:style-name="Code">You want: grain</text:p>
      <text:p text:style-name="Code_20_end"><text:s text:c="8"/>g = 15.432358 grain</text:p>
      <text:p text:style-name="Text_20_body">You can see the base SI units that make up a composite unit:</text:p>
      <text:p text:style-name="Code">You have: T</text:p>
      <text:p text:style-name="Code">You want:</text:p>
      <text:p text:style-name="Code_20_end"><text:s text:c="8"/>Definition: Tesla = Wb/m^2 = 1 kg / A s^2</text:p>
      <text:p text:style-name="Text_20_body">This can help you with dimensional analysis tasks -- you can use it to see the base SI units making up any expression of composite units.</text:p>
      <text:p text:style-name="Text_20_body">The following units are also defined in the <text:span text:style-name="Code">units.dat</text:span> file:</text:p>
      <text:section text:style-name="Sect1" text:name="Section1">
        <text:p text:style-name="Code">LENGTH</text:p>
        <text:p text:style-name="Code">AREA</text:p>
        <text:p text:style-name="Code">VOLUME</text:p>
        <text:p text:style-name="Code">MASS</text:p>
        <text:p text:style-name="Code">CURRENT</text:p>
        <text:p text:style-name="Code">AMOUNT</text:p>
        <text:p text:style-name="Code">ANGLE</text:p>
        <text:p text:style-name="Code">SOLID_ANGLE</text:p>
        <text:p text:style-name="Code">MONEY</text:p>
        <text:p text:style-name="Code">FORCE</text:p>
        <text:p text:style-name="Code">PRESSURE</text:p>
        <text:p text:style-name="Code">STRESS</text:p>
        <text:p text:style-name="Code">CHARGE</text:p>
        <text:p text:style-name="Code">CAPACITANCE</text:p>
        <text:p text:style-name="Code">RESISTANCE</text:p>
        <text:p text:style-name="Code">CONDUCTANCE</text:p>
        <text:p text:style-name="Code">INDUCTANCE</text:p>
        <text:p text:style-name="Code">FREQUENCY</text:p>
        <text:p text:style-name="Code"><text:soft-page-break/>VELOCITY</text:p>
        <text:p text:style-name="Code">ACCELERATION</text:p>
        <text:p text:style-name="Code">DENSITY</text:p>
        <text:p text:style-name="Code">LINEAR_DENSITY</text:p>
        <text:p text:style-name="Code">VISCOSITY</text:p>
        <text:p text:style-name="Code_20_end">KINEMATIC_VISCOSITY</text:p>
      </text:section>
      <text:p text:style-name="Text_20_body">These are intended to help with dimensional analysis. <text:s/>For example:</text:p>
      <text:p text:style-name="Code">You have: VELOCITY</text:p>
      <text:p text:style-name="Code">You want:</text:p>
      <text:p text:style-name="Code_20_end"><text:s text:c="8"/>Definition: LENGTH / TIME = 1 m / s</text:p>
      <text:p text:style-name="Text_20_body">Another technique is to answer the <text:span text:style-name="Code">You want:</text:span> prompt with a question mark. <text:s/>The units program will then show you a list of all the units it knows about that you can convert the given unit to. <text:s/>Thus, if you enter the unit <text:span text:style-name="Code">T</text:span> for <text:span text:style-name="Code">Tesla</text:span>, you'll see the equivalent units of <text:span text:style-name="Code">gauss</text:span>, <text:span text:style-name="Code">abvolt*sec/cm^2</text:span>, and <text:span text:style-name="Code">Wb/m^2</text:span>. <text:s/>You can also type <text:span text:style-name="Code">help T</text:span> and your pager will be indexed at the definition line in the <text:span text:style-name="Code">units.dat</text:span> file; this is useful because this file typically has numerous comments about the units, especially the obscure ones.</text:p>
      <text:p text:style-name="Text_20_body">The rules to enter expressions with units are straightforward. <text:s/>Multiplication is indicated by the operator <text:span text:style-name="Code">*</text:span> or simply one or more blank spaces. <text:s/>Exponentiation is indicated by the <text:span text:style-name="Code">^</text:span> operator, although an integer exponent for a unit can just have the integer cuddled after the unit (fractional exponents are not allowed). <text:s/>Thus, <text:span text:style-name="Code">mm^2</text:span> or <text:span text:style-name="Code">mm2</text:span> indicate square <text:span text:style-name="Code">mm</text:span>. <text:s/>The SI prefix has a higher precedence than the exponent; thus, <text:span text:style-name="Code">mm^2</text:span> means <text:span text:style-name="Code">(mm)^2</text:span>, not <text:span text:style-name="Code">m(m^2)</text:span>. <text:s/>Division is indicated by <text:span text:style-name="Code">/</text:span>.</text:p>
      <text:p text:style-name="Text_20_body">Multiplication has higher precedence than division. <text:s/>This is contrary to most programming languages which make them equal in precedence and then resolve things using associativity. <text:s/>However, it helps deal with sloppy expressions like <text:span text:style-name="Code">g/kA*day</text:span>. <text:s/>Usually, when a person uses such an ambiguous expression, he means <text:span text:style-name="Code">g/(kA*day)</text:span>. <text:s/>The GNU units program handles this expression as you'd expect. <text:s/>However, you'll also see people use expressions like <text:span text:style-name="Code">m/s/s</text:span>, which is ambiguous: <text:s/>it can mean either <text:span text:style-name="Code">m/s</text:span><text:span text:style-name="Code"><text:span text:style-name="T1">2</text:span></text:span> or <text:span text:style-name="Code">m</text:span>. <text:s/>Interpreting it as <text:span text:style-name="Code">m/(s/s)</text:span> is a bit pointless, so the GNU units program interprets it as the prior expression.</text:p>
      <text:p text:style-name="Text_20_body">You can also write unit expressions where the units are all on one line (no division symbol) and utilize positive or negative exponents. <text:s/>Thus</text:p>
      <text:p text:style-name="Code">You have: m s^-1 jansky^-2 T3</text:p>
      <text:p text:style-name="Code">You want:</text:p>
      <text:p text:style-name="Code_20_end"><text:s text:c="8"/>Definition: 1e+52 kg m / A^3 s^3</text:p>
      <text:p text:style-name="Text_20_body">Note the unary minus operator can be used here without parentheses. <text:s/>However, you <text:span text:style-name="T3">must</text:span> be careful to use the exponentiation operator <text:span text:style-name="Code">^</text:span>, as omitting it means something entirely different:</text:p>
      <text:p text:style-name="Code">You have: s-1</text:p>
      <text:p text:style-name="Code">You want:</text:p>
      <text:p text:style-name="Code"><text:s text:c="8"/>Definition: 1 s</text:p>
      <text:p text:style-name="Code">You have: s(-1)</text:p>
      <text:p text:style-name="Code">You want:</text:p>
      <text:p text:style-name="Code"><text:s text:c="8"/>Definition: -1 s</text:p>
      <text:p text:style-name="Code">You have: s^-1</text:p>
      <text:p text:style-name="Code">You want:</text:p>
      <text:p text:style-name="Code_20_end"><text:s text:c="8"/>Definition: 1 / s</text:p>
      <text:p text:style-name="Text_20_body">You can add conformable units:</text:p>
      <text:p text:style-name="Code">You have: 8 weeks + 14 days + 17 hours + 22 minutes</text:p>
      <text:p text:style-name="Code">You want: seconds</text:p>
      <text:p text:style-name="Code_20_end"><text:s text:c="8"/>8 weeks + 14 days + 17 hours + 22 minutes = 6110520 seconds</text:p>
      <text:p text:style-name="Text_20_body">Arc measure is slightly different:</text:p>
      <text:p text:style-name="Code">You have: 8 degrees + 14 arcminutes + 22 arcseconds</text:p>
      <text:p text:style-name="Code">You want: microradians</text:p>
      <text:p text:style-name="Code_20_end"><text:s text:c="8"/>8 degrees + 14 arcminutes + 22 arcseconds = 143805.43 microradians</text:p>
      <text:p text:style-name="Text_20_body">This shows that you can use SI prefixes as needed. <text:s/>You can also use sexagesimal measure:</text:p>
      <text:p text:style-name="Code">You have: cos(44 deg + 59' + 60")</text:p>
      <text:p text:style-name="Code">You want:</text:p>
      <text:p text:style-name="Code_20_end"><text:s text:c="8"/>Definition: 0.707107</text:p>
      <text:p text:style-name="Text_20_body"><text:soft-page-break/>which shows <text:span text:style-name="Code">'</text:span> is defined as <text:span text:style-name="Code">arcminute</text:span> and <text:span text:style-name="Code">"</text:span> is defined as <text:span text:style-name="Code">arcsecond</text:span>.</text:p>
      <text:p text:style-name="Text_20_body">Fractions can be denoted with the <text:span text:style-name="Code">|</text:span> symbol. <text:s/>As mentioned, division is indicated by the <text:span text:style-name="Code">/</text:span> symbol; however, you sometimes must be careful. <text:s/>For example <text:span text:style-name="Code">1/2 m</text:span> doesn't mean half a meter as most of us would expect -- it means <text:span text:style-name="Code">0.5 m</text:span><text:span text:style-name="Code"><text:span text:style-name="T1">-1</text:span></text:span> (because multiplication is higher precedence than division, the expression is parsed as <text:span text:style-name="Code">1/(2*m)</text:span>). <text:s/>Because of this, the <text:span text:style-name="Code">|</text:span> symbol can be used for division, as it has higher precedence than the multiplication operator. <text:s/>Then <text:span text:style-name="Code">1|2 m</text:span> gives you what you expect. <text:s/><text:span text:style-name="Code">|</text:span> is also higher precedence than the exponentiation operator <text:span text:style-name="Code">^</text:span> so that <text:span text:style-name="Code">1|2^1|2</text:span> gives you what you expect. <text:s/></text:p>
      <text:p text:style-name="Text_20_body">The units program is handy for back-of-the-envelope calculations. <text:s/>For example: <text:s/>suppose a room measuring <draw:frame draw:style-name="fr1" draw:name="Object1" text:anchor-type="as-char" svg:y="-0.2252in" svg:width="2.2957in" svg:height="0.3654in" draw:z-index="0"><draw:object xlink:href="./Object 1" xlink:type="simple" xlink:show="embed" xlink:actuate="onLoad"/><draw:image xlink:href="./ObjectReplacements/Object 1" xlink:type="simple" xlink:show="embed" xlink:actuate="onLoad"/></draw:frame> was filled with water and drained out in 30 days, 13 hours, and 24 minutes. <text:s/>What was the average flow rate in cubic furlongs per fortnight?</text:p>
      <text:p text:style-name="Code">You have: (3+1|2) m (88+3|4) ft 1260 in / (30 days + 13 hours + 24 minutes)</text:p>
      <text:p text:style-name="Code_20_end">You want: furlongs3/fortnight</text:p>
      <text:p text:style-name="Text_20_body">The answer is 0.00017051976. <text:s/>In case you don't read Jane Austen novels, a fortnight is two weeks. <text:s/>A furlong is 40 rods; a rod is 5.5 yards; thus, a furlong is 220 yards or an eighth of a statute mile. <text:s/>In case you're wondering, <text:span text:style-name="Code">0.00017051976 furlongs</text:span><text:span text:style-name="Code"><text:span text:style-name="T1">3</text:span></text:span><text:span text:style-name="Code">/fortnight</text:span> is a little over a liter per second.</text:p>
      <text:p text:style-name="Text_20_body">You can do basic arithmetic calculations:</text:p>
      <text:p text:style-name="Code">You have: (87.3*1.9 + 48.5)/69.1</text:p>
      <text:p text:style-name="Code">You want:</text:p>
      <text:p text:style-name="Code_20_end"><text:s text:c="8"/>Definition: 3.1023155</text:p>
      <text:p text:style-name="Text_20_body">The output is limited by default to 8 significant figures. <text:s/>Use the <text:span text:style-name="Code">-o</text:span> option to change the output formatting (you can get the full floating point resolution this way if you want it). <text:s/>I use a default of 6 significant figures.</text:p>
      <text:p text:style-name="Text_20_body">The program also has some built-in elementary functions:</text:p>
      <text:p text:style-name="Code">You have: 336 inches tan(17 degrees + 22 arcminutes)</text:p>
      <text:p text:style-name="Code">You want: m</text:p>
      <text:p text:style-name="Code_20_end"><text:s text:c="8"/>336 inches tan(17 degrees + 22 arcminutes) = 2.6690671 m</text:p>
      <text:p text:style-name="Text_20_body">The other functions are <text:span text:style-name="Code">acos</text:span>, <text:span text:style-name="Code">asin</text:span>, <text:span text:style-name="Code">atan</text:span>, <text:span text:style-name="Code">cos</text:span>, <text:span text:style-name="Code">cuberoot</text:span>, <text:span text:style-name="Code">exp</text:span>, <text:span text:style-name="Code">ln</text:span>, <text:span text:style-name="Code">log</text:span>, <text:span text:style-name="Code">log2</text:span>, <text:span text:style-name="Code">sin</text:span>, and <text:span text:style-name="Code">sqrt</text:span>. <text:s/>This lets the program be a basic command-line calculator -- just remember all trig arguments need to be in radians or you need to write expressions like <text:span text:style-name="Code">cos(30 deg)</text:span>.</text:p>
      <text:p text:style-name="Text_20_body">The program supports a number of nonlinear units such as temperature and American Wire Gauge:</text:p>
      <text:p text:style-name="Code">You have: wiregauge(24)</text:p>
      <text:p text:style-name="Code">You want: mm</text:p>
      <text:p text:style-name="Code"><text:s text:c="8"/>wiregauge(24) = 0.51055923 mm</text:p>
      <text:p text:style-name="Code">You have: 1 mm</text:p>
      <text:p text:style-name="Code">You want: wiregauge</text:p>
      <text:p text:style-name="Code"><text:s text:c="8"/>1 mm = wiregauge(18.201919)</text:p>
      <text:p text:style-name="Code">You have: tempC(40)</text:p>
      <text:p text:style-name="Code">You want: tempF</text:p>
      <text:p text:style-name="Code_20_end"><text:s text:c="8"/>tempC(40) = tempF(104)</text:p>
      <text:p text:style-name="Text_20_body">These conversions use a functional notation. <text:s/>Don't confuse the above temperature conversion (which uses the expression <text:span text:style-name="Code">(9/5)*40 + 32</text:span>) with the following conversion of a temperature difference:</text:p>
      <text:p text:style-name="Code">You have: 40 degC</text:p>
      <text:p text:style-name="Code">You want: degF</text:p>
      <text:p text:style-name="Code_20_end"><text:s text:c="8"/>40 degC = 72 degF</text:p>
      <text:p text:style-name="Text_20_body">which is gotten simply by multiplying 40 by 9/5:</text:p>
      <text:p text:style-name="Code">You have: 40 9|5</text:p>
      <text:p text:style-name="Code">You want:</text:p>
      <text:p text:style-name="Code_20_end"><text:s text:c="8"/>Definition: 72</text:p>
      <text:p text:style-name="Text_20_body"><text:soft-page-break/>You can define your own functions in the <text:span text:style-name="Code">units.dat</text:span> file. <text:s/>For examples, look at the definitions of the following functions:</text:p>
      <text:p text:style-name="Code">pH(x)</text:p>
      <text:p text:style-name="Code">tempC(x) and tempF(x)</text:p>
      <text:p text:style-name="Code">wiregauge(x)</text:p>
      <text:p text:style-name="Code">circlearea(r)</text:p>
      <text:p text:style-name="Code">spherevolume(r)</text:p>
      <text:p text:style-name="Code">spherevol(r)</text:p>
      <text:p text:style-name="Code_20_end">square(x)</text:p>
      <text:p text:style-name="Text_20_body">You can define piecewise linear functions that then subsequently use linear interpolation to find the values. <text:s/>See the definition of the British Standard Wire Gauge function <text:span text:style-name="Code">brwiregauge</text:span> for an example.</text:p>
      <text:p text:style-name="Text_20_body">You can extract roots as in the following example of a fifth root (the fraction operator <text:span text:style-name="Code">|</text:span> has the highest precedence to make such expressions possible):</text:p>
      <text:p text:style-name="Code">You have: 2|3^1|5</text:p>
      <text:p text:style-name="Code">You want:</text:p>
      <text:p text:style-name="Code_20_end"><text:s text:c="8"/>Definition: 0.92210791</text:p>
      <text:p text:style-name="Text_20_body">There are a number of constants defined in the program that can aid calculations (see the man page for more details). <text:s/>For example, you can calculate the height of a column of water that would have a weight that would yield a pressure of 1 atmosphere at the bottom of the column:</text:p>
      <text:p text:style-name="Code">You have: atm</text:p>
      <text:p text:style-name="Code">You want: m water</text:p>
      <text:p text:style-name="Code"><text:s text:c="8"/>atm = 10.33227453 m water</text:p>
      <text:p text:style-name="Code">You have: foot water</text:p>
      <text:p text:style-name="Code">You want: psi</text:p>
      <text:p text:style-name="Code_20_end"><text:s text:c="8"/>foot water = 0.4335275 psi</text:p>
      <text:p text:style-name="Text_20_body">The built-in constants a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Code">pi</text:span></text:p>
          </table:table-cell>
          <table:table-cell table:style-name="Table1.A1" office:value-type="string">
            <text:p text:style-name="P1">Ratio of a circle's circumference to diameter</text:p>
          </table:table-cell>
        </table:table-row>
        <table:table-row>
          <table:table-cell table:style-name="Table1.A1" office:value-type="string">
            <text:p text:style-name="P1"><text:span text:style-name="Code">c</text:span></text:p>
          </table:table-cell>
          <table:table-cell table:style-name="Table1.A1" office:value-type="string">
            <text:p text:style-name="P1">Speed of light</text:p>
          </table:table-cell>
        </table:table-row>
        <table:table-row>
          <table:table-cell table:style-name="Table1.A1" office:value-type="string">
            <text:p text:style-name="P1"><text:span text:style-name="Code">e</text:span></text:p>
          </table:table-cell>
          <table:table-cell table:style-name="Table1.A1" office:value-type="string">
            <text:p text:style-name="P1">Charge on an electron</text:p>
          </table:table-cell>
        </table:table-row>
        <table:table-row>
          <table:table-cell table:style-name="Table1.A1" office:value-type="string">
            <text:p text:style-name="P1"><text:span text:style-name="Code">force</text:span></text:p>
          </table:table-cell>
          <table:table-cell table:style-name="Table1.A1" office:value-type="string">
            <text:p text:style-name="P1">Acceleration of gravity</text:p>
          </table:table-cell>
        </table:table-row>
        <table:table-row>
          <table:table-cell table:style-name="Table1.A1" office:value-type="string">
            <text:p text:style-name="P1"><text:span text:style-name="Code">mole</text:span></text:p>
          </table:table-cell>
          <table:table-cell table:style-name="Table1.A1" office:value-type="string">
            <text:p text:style-name="P1">Avogadro's number</text:p>
          </table:table-cell>
        </table:table-row>
        <table:table-row>
          <table:table-cell table:style-name="Table1.A1" office:value-type="string">
            <text:p text:style-name="P1"><text:span text:style-name="Code">water</text:span></text:p>
          </table:table-cell>
          <table:table-cell table:style-name="Table1.A1" office:value-type="string">
            <text:p text:style-name="P1">Pressure per unit height of water</text:p>
          </table:table-cell>
        </table:table-row>
        <table:table-row>
          <table:table-cell table:style-name="Table1.A1" office:value-type="string">
            <text:p text:style-name="P1"><text:span text:style-name="Code">Hg</text:span></text:p>
          </table:table-cell>
          <table:table-cell table:style-name="Table1.A1" office:value-type="string">
            <text:p text:style-name="P1">Pressure per unit height of mercury</text:p>
          </table:table-cell>
        </table:table-row>
        <table:table-row>
          <table:table-cell table:style-name="Table1.A1" office:value-type="string">
            <text:p text:style-name="P1"><text:span text:style-name="Code">au</text:span></text:p>
          </table:table-cell>
          <table:table-cell table:style-name="Table1.A1" office:value-type="string">
            <text:p text:style-name="P1">Astronomical unit</text:p>
          </table:table-cell>
        </table:table-row>
        <table:table-row>
          <table:table-cell table:style-name="Table1.A1" office:value-type="string">
            <text:p text:style-name="P1"><text:span text:style-name="Code">k</text:span></text:p>
          </table:table-cell>
          <table:table-cell table:style-name="Table1.A1" office:value-type="string">
            <text:p text:style-name="P1">Boltzmann's constant</text:p>
          </table:table-cell>
        </table:table-row>
        <table:table-row>
          <table:table-cell table:style-name="Table1.A1" office:value-type="string">
            <text:p text:style-name="P1"><text:span text:style-name="Code">mu0</text:span></text:p>
          </table:table-cell>
          <table:table-cell table:style-name="Table1.A1" office:value-type="string">
            <text:p text:style-name="P1">Permeability of vacuum</text:p>
          </table:table-cell>
        </table:table-row>
        <table:table-row>
          <table:table-cell table:style-name="Table1.A1" office:value-type="string">
            <text:p text:style-name="P1"><text:span text:style-name="Code">epsilon0</text:span></text:p>
          </table:table-cell>
          <table:table-cell table:style-name="Table1.A1" office:value-type="string">
            <text:p text:style-name="P1">Permittivity of vacuum</text:p>
          </table:table-cell>
        </table:table-row>
        <table:table-row>
          <table:table-cell table:style-name="Table1.A1" office:value-type="string">
            <text:p text:style-name="P1"><text:span text:style-name="Code">G</text:span></text:p>
          </table:table-cell>
          <table:table-cell table:style-name="Table1.A1" office:value-type="string">
            <text:p text:style-name="P1">Gravitational constant</text:p>
          </table:table-cell>
        </table:table-row>
        <table:table-row>
          <table:table-cell table:style-name="Table1.A1" office:value-type="string">
            <text:p text:style-name="P1"><text:span text:style-name="Code">mach</text:span></text:p>
          </table:table-cell>
          <table:table-cell table:style-name="Table1.A1" office:value-type="string">
            <text:p text:style-name="P1">Speed of sound</text:p>
          </table:table-cell>
        </table:table-row>
      </table:table>
      <text:p text:style-name="Text_20_body">Thus, you can verify a liter of water has a mass of 1 kg:</text:p>
      <text:p text:style-name="Code">You have: 1 l water/force</text:p>
      <text:p text:style-name="Code">You want: kg</text:p>
      <text:p text:style-name="Code_20_end"><text:s text:c="8"/>1 l water/force = 1 kg</text:p>
      <text:p text:style-name="Text_20_body">The units program uses a data file <text:span text:style-name="Code">units.dat</text:span> that contains all the unit definitions. <text:s/>You can edit this file to add units of your own choice and remove units you don't wish to support. <text:s/>The default file supports many archaic units (much of the work of the units program's author and other contributors was tracking down credible definitions of these archaic units).</text:p>
      <text:p text:style-name="Text_20_body">You can also create other <text:span text:style-name="Code">units.dat</text:span> files to do special things. <text:s/>For example, if you were doing some engineering work and wanted to check some US engineering calculations in the foot-pound-second system, you could define a <text:span text:style-name="Code">units.dat</text:span> file that would cause all the calculations to output in the requisite units. <text:s/>Or, you might want to define things like the speed of light and Planck's constant to be unity and do various calculations with those units (so-called "<text:a xlink:type="simple" xlink:href="http://en.wikipedia.org/wiki/Natural_units">natural units</text:a>").</text:p>
      <text:p text:style-name="Text_20_body"><text:soft-page-break/>If you edit the <text:span text:style-name="Code">units.dat</text:span> file, it's important to run the program with the <text:span text:style-name="Code">-c</text:span> option. <text:s/>This checks that 1) all the definitions reduce to primitive units (those that aren't defined in terms of any other units) and 2) there are no circular definitions; it prints out any problems found.</text:p>
      <text:p text:style-name="Text_20_body">As an example of why you might want to edit the <text:span text:style-name="Code">units.dat</text:span> file, I use the <text:span text:style-name="Code">micro</text:span> SI prefix a lot, but prefer to use <text:span text:style-name="Code">u</text:span> for it. <text:s/>The default <text:span text:style-name="Code">units.dat</text:span> file defines <text:span text:style-name="Code">u</text:span> to be the atomic mass unit. <text:s/>It was an easy task to change all the existing occurrences of <text:span text:style-name="Code">u</text:span> to <text:span text:style-name="Code">amu</text:span>, comment out the definition of <text:span text:style-name="Code">u</text:span>, then add the line</text:p>
      <text:p text:style-name="Code_20_end">u-<text:tab/><text:tab/>micro</text:p>
      <text:p text:style-name="Text_20_body">to let me use <text:span text:style-name="Code">u</text:span> for <text:span text:style-name="Code">micro</text:span>. <text:s/>Another example: <text:s/>US-sized number screws are often labeled as e.g. "No. 4". <text:s/>I wanted to be able to use no(4) to denote the associated linear dimension; it was easy to copy and modify the line that defined the function <text:span text:style-name="Code">screwgauge</text:span>.</text:p>
      <text:p text:style-name="Text_20_body">Another feature is that you can use the SI prefixes independently of the units. <text:s/>Thus, for example, you could regress to 50+ years ago in electronics and use <text:span text:style-name="T2">F for capacitance as follows</text:span></text:p>
      <text:p text:style-name="P3">You have: u uF</text:p>
      <text:p text:style-name="P3">You want:</text:p>
      <text:p text:style-name="P2"><text:s text:c="8"/>Definition: 1e-12 A^2 s^4 / kg m^2</text:p>
      <text:p text:style-name="Text_20_body">whereas the program will refuse to recognize a unit expression like <text:span text:style-name="Code">micromicroF</text:span>. <text:s/>However, be careful, as there are quirks:</text:p>
      <text:p text:style-name="Code">You have: c m</text:p>
      <text:p text:style-name="Code">You want:</text:p>
      <text:p text:style-name="Code_20_end"><text:s text:c="8"/>Definition: 2.99792e+08 m^2 / s</text:p>
      <text:p text:style-name="Text_20_body">In case you thought you would get cm units (which you will if the <text:span text:style-name="Code">c</text:span> and <text:span text:style-name="Code">m</text:span> are cuddled), <text:span text:style-name="Code">c</text:span> by itself means the speed of light.</text:p>
      <text:p text:style-name="Text_20_body">The atomic masses of the elements are included in the program, although they're dimensionless numbers instead of e.g. <text:span text:style-name="Code">g/mol</text:span> like you'd expect. <text:s/>To get them, just use the name of the element. <text:s/>Example: <text:s/>we can figure out how many moles of sulfur are in a tank containing 8378 kg of sulfur:</text:p>
      <text:p text:style-name="Code">You have: 8378 kg / sulfur (g/mol)</text:p>
      <text:p text:style-name="Code">You want: mol</text:p>
      <text:p text:style-name="Code_20_end"><text:s text:c="8"/>8378 kg / sulfur (g/mol) = 261274 mol</text:p>
      <text:p text:style-name="Text_20_body">One nice feature of open source software is that you can change its behavior should you wish. <text:s/>For the units program, I prefer to be able to type a <text:span text:style-name="Code">q</text:span> in when being prompted for a number with a unit and have the program exit. <text:s/>It was easy to add two lines to the program's <text:span text:style-name="Code">unit.c</text:span> file to add this behavior. </text:p>
      <text:p text:style-name="Text_20_body">The GNU units program respects localization issues. <text:s/>An example is the gallon -- if the locale is <text:span text:style-name="Code">en_GB</text:span> (Great Britain), the definition of the gallon is changed to the British gallon, <text:span text:style-name="Code">brgallon</text:span>.</text:p>
      <text:p text:style-name="Text_20_body">I use the following shell function to invoke the units program:</text:p>
      <text:p text:style-name="Code">u()</text:p>
      <text:p text:style-name="Code">{</text:p>
      <text:p text:style-name="Code"><text:s text:c="4"/>typeset digits=${1-6};</text:p>
      <text:p text:style-name="Code"><text:s text:c="4"/>typeset data="$xx/units.dat";</text:p>
      <text:p text:style-name="Code"><text:s text:c="4"/>typeset fmt="%.${digits}g";</text:p>
      <text:p text:style-name="Code"><text:s text:c="4"/>$xx/units_.exe -o "$fmt" --verbose -f $data</text:p>
      <text:p text:style-name="Code_20_end">}</text:p>
      <text:p text:style-name="Text_20_body">(the <text:span text:style-name="Code">xx</text:span> variable holds a directory name where I keep such things). <text:s/>This lets me change the numerical resolution by including the new resolution on the command line, although 6 figures is adequate for virtually all the things I do.</text:p>
      <text:p text:style-name="Text_20_body">Note: <text:s/>I'm using version 1.80 of the units program. <text:s/>This version is roughly a decade old, so if you see different results, you may first want to suspect that they're due to differences in version. <text:s/>(I continue to use this old version because the 1.88 version doesn't operate correctly on my older <text:soft-page-break/>computer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OpenSymbol" svg:font-family="OpenSymbol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.2in" fo:margin-right="0in" fo:margin-top="0in" fo:margin-bottom="0.0799in" fo:text-indent="0in" style:auto-text-indent="false"/>
      <style:text-properties fo:font-size="11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799in" fo:text-align="center" style:justify-single-word="false" fo:text-indent="0in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0799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in" fo:margin-top="0in" fo:margin-bottom="0.05in" fo:text-indent="0in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in" fo:margin-right="0in" fo:margin-top="0.05in" fo:margin-bottom="0.05in" fo:text-indent="0in" style:auto-text-indent="false" fo:background-color="transparent">
        <style:background-image/>
      </style:paragraph-properties>
      <style:text-properties fo:font-size="12pt" fo:font-style="normal" style:text-underline-style="solid" style:text-underline-width="bold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in" fo:margin-right="0in" fo:margin-top="0.05in" fo:margin-bottom="0.05in" fo:text-indent="0in" style:auto-text-indent="false"/>
      <style:text-properties fo:font-size="11pt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itle" style:family="paragraph" style:parent-style-name="Heading" style:next-style-name="Subtitle" style:class="chapter">
      <style:paragraph-properties fo:margin-top="0in" fo:margin-bottom="0.0799in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201in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0.3in" fo:margin-right="0in" fo:text-indent="0in" style:auto-text-indent="false" style:page-number="auto" style:shadow="none"/>
      <style:text-properties fo:color="#00538d" style:font-name="Lucida Console" fo:font-size="10pt" fo:font-weight="normal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in" fo:margin-bottom="0.0799in"/>
    </style:style>
    <style:style style:name="Where" style:family="paragraph" style:parent-style-name="Text_20_body" style:class="text">
      <style:paragraph-properties fo:margin-left="0.4925in" fo:margin-right="0in" fo:margin-top="0in" fo:margin-bottom="0in" fo:text-indent="0in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class="text">
      <style:paragraph-properties fo:margin-top="0in" fo:margin-bottom="0.0799in"/>
    </style:style>
    <style:style style:name="Comment" style:family="paragraph" style:parent-style-name="Code">
      <style:text-properties fo:color="#80000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Warning" style:family="paragraph" style:parent-style-name="Text_20_body">
      <style:paragraph-properties fo:margin-left="0.4in" fo:margin-right="0.2in" fo:text-indent="0in" style:auto-text-indent="false" fo:padding="0.0201in" fo:border="0.0008in solid #000000" style:shadow="none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538d" style:font-name="Lucida Console" fo:font-size="10pt" fo:font-weight="normal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ection" style:family="text">
      <style:text-properties fo:font-size="11pt" fo:font-weight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402in" fo:margin-right="0.0402in" fo:margin-top="0.0402in" fo:margin-bottom="0.0402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>
        <style:background-image/>
      </style:graphic-properties>
    </style:style>
    <style:style style:name="Graphics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in"/>
      </style:graphic-properties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402in" fo:margin-right="0.0402in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0.0984in" fo:padding-right="0.0984in" fo:padding-top="0.0492in" fo:padding-bottom="0.0492in" fo:border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0.25in" text:min-label-width="0.25in" text:min-label-distance="0.0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 text:min-label-distance="0.0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 text:min-label-distance="0.0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 text:min-label-distance="0.0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 text:min-label-distance="0.0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 text:min-label-distance="0.0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 text:min-label-distance="0.0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 text:min-label-distance="0.0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 text:min-label-distance="0.0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 text:min-label-distance="0.05in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0.25in" text:min-label-width="0.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in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style:num-suffix="." text:bullet-char="">
        <style:list-level-properties text:space-before="0.2in" text:min-label-width="0.2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4in" text:min-label-width="0.2in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0.6in" text:min-label-width="0.2in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0.8in" text:min-label-width="0.2in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1in" text:min-label-width="0.2in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1.2in" text:min-label-width="0.2in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1.4in" text:min-label-width="0.2in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1.6in" text:min-label-width="0.2in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1.8in" text:min-label-width="0.2in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2in" text:min-label-width="0.2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_20_1_2f_2_22__20_margins" style:display-name="Landscape 1/2&quot; margins" style:page-layout-name="Mpm2"/>
    <style:master-page style:name="Portrait_20_1_2f_2_22__20_margins" style:display-name="Portrait 1/2&quot; margins" style:page-layout-name="Mpm3"/>
    <style:master-page style:name="Landscape" style:page-layout-name="Mpm4"/>
    <style:master-page style:name="Normal_5f_draw1" style:display-name="Normal_draw1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GNU_units</dc:title>
    <meta:editing-cycles>117</meta:editing-cycles>
    <meta:editing-duration>PT18H36M59S</meta:editing-duration>
    <meta:creation-date>2010-02-09T19:25:34</meta:creation-date>
    <dc:date>2012-09-17T10:18:40.56</dc:date>
    <meta:document-statistic meta:table-count="1" meta:image-count="0" meta:object-count="1" meta:page-count="6" meta:paragraph-count="199" meta:word-count="2320" meta:character-count="13466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../doc/templates_open_office/Normal.ott" meta:date="2010-11-30T13:06:41"/>
  </office:meta>
</office:document-meta>
</file>

<file path=Object 1/content.xml><?xml version="1.0" encoding="utf-8"?>
<math xmlns="http://www.w3.org/1998/Math/MathML">
  <semantics>
    <mrow>
      <mn>3</mn>
      <mfrac>
        <mn>1</mn>
        <mn>2</mn>
      </mfrac>
      <mtext> m by </mtext>
      <mn>88</mn>
      <mfrac>
        <mn>3</mn>
        <mn>4</mn>
      </mfrac>
      <mtext> ft by </mtext>
      <mn>1260</mn>
      <mtext> inches</mtext>
    </mrow>
    <annotation encoding="StarMath 5.0">3 1 over 2 " m by " 88 3 over 4 " ft by " 1260 " inches"</annotation>
  </semantics>
</math>
</file>